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4900001F876990EB46.svm"/>
  <manifest:file-entry manifest:media-type="" manifest:full-path="Pictures/2000000700005A21000005CB8701F709.svm"/>
  <manifest:file-entry manifest:media-type="" manifest:full-path="Pictures/2000000700004D00000019BDAA0736B2.svm"/>
  <manifest:file-entry manifest:media-type="" manifest:full-path="Pictures/20000007000044A100003805941A15AB.svm"/>
  <manifest:file-entry manifest:media-type="" manifest:full-path="Pictures/200000070000238F00000423EB18869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justify" style:justify-single-word="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line-height="125%"/>
    </style:style>
    <style:style style:name="P16" style:family="paragraph" style:parent-style-name="Preformatted_20_Text">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Preformatted_20_Text">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8" style:family="paragraph" style:parent-style-name="Preformatted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Preformatted_20_Text">
      <style:paragraph-properties fo:line-height="125%"/>
      <style:text-properties fo:color="#ff3333" fo:font-weight="bold" style:font-weight-asian="bold" style:font-weight-complex="bold"/>
    </style:style>
    <style:style style:name="P20" style:family="paragraph" style:parent-style-name="Preformatted_20_Text">
      <style:paragraph-properties fo:line-height="125%"/>
      <style:text-properties fo:color="#408080" fo:font-style="italic"/>
    </style:style>
    <style:style style:name="P21" style:family="paragraph" style:parent-style-name="Preformatted_20_Text">
      <style:paragraph-properties fo:text-align="justify" style:justify-single-word="false"/>
      <style:text-properties fo:color="#408080" fo:font-style="italic" fo:font-weight="normal" style:font-style-asian="normal" style:font-weight-asian="normal" style:font-style-complex="normal" style:font-weight-complex="normal"/>
    </style:style>
    <style:style style:name="P22" style:family="paragraph" style:parent-style-name="Preformatted_20_Text">
      <style:paragraph-properties fo:line-height="125%"/>
      <style:text-properties fo:font-size="9.30000019073486pt" style:font-size-asian="9.30000019073486pt" style:font-size-complex="9.30000019073486pt"/>
    </style:style>
    <style:style style:name="P23" style:family="paragraph" style:parent-style-name="Preformatted_20_Text">
      <style:paragraph-properties fo:margin-top="0cm" fo:margin-bottom="0.499cm" fo:line-height="125%"/>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666666"/>
    </style:style>
    <style:style style:name="T7" style:family="text">
      <style:text-properties fo:color="#ba2121"/>
    </style:style>
    <style:style style:name="T8" style:family="text">
      <style:text-properties fo:color="#ff3333"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color="#19177c"/>
    </style:style>
    <style:style style:name="T13" style:family="text">
      <style:text-properties fo:color="#008000"/>
    </style:style>
    <style:style style:name="T14" style:family="text">
      <style:text-properties style:font-name="Courier New"/>
    </style:style>
    <style:style style:name="T15" style:family="text">
      <style:text-properties style:font-name="Courier New" fo:font-size="11pt" style:text-underline-style="none" style:font-size-asian="11pt" style:font-size-complex="11pt"/>
    </style:style>
    <style:style style:name="T16" style:family="text">
      <style:text-properties style:font-name="Courier New"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ITORING</text:p>
      <text:p text:style-name="P1">TELEGRAF – INFLUXDB – GRAFANA</text:p>
      <text:p text:style-name="P2"/>
      <text:p text:style-name="P2"/>
      <text:p text:style-name="P2">&gt; <text:span text:style-name="T1">Telegraf </text:span>est un agent de récupération de metrics. Il peut récupérer des métriques exposées au format Prometheus, et dispose de deux modes de récupération des données. Dans le mode de récupération <text:span text:style-name="T2">push</text:span><text:span text:style-name="T3">, le composant qui comporte Telegraf "pousse" la métrique dans Telegraf. Dans le mode de récupération </text:span><text:span text:style-name="T2">pull</text:span><text:span text:style-name="T3">, c'est Telegraf qui récupère lui-même la métrique en interrogeant le composant (le mode pull est le plus couramment utilisé).</text:span></text:p>
      <text:p text:style-name="P3"/>
      <text:p text:style-name="P2"><text:span text:style-name="T3">&gt; </text:span><text:span text:style-name="T4">InfluxDB</text:span><text:span text:style-name="T3"> est une </text:span><text:span text:style-name="T2">Time Series Database </text:span><text:span text:style-name="T3">écrite en GO, dont les principaux avantages sont les performances, la durée de rétention importante et la scalabilité. Les données récoltées par Telegraf peuvent ainsi lui être transmises au fil de l'eau.</text:span></text:p>
      <text:p text:style-name="P3"/>
      <text:p text:style-name="P2"><text:span text:style-name="T3">&gt; </text:span><text:span text:style-name="T4">Grafana </text:span><text:span text:style-name="T3">est un outil de supervision s'intégrant à une </text:span><text:span text:style-name="T2">Time Series Database </text:span><text:span text:style-name="T3">(ici InfluxDB donc). Il expose des métriques, simples ou agrégées, dans des dashboards clair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POD INFLUXDB ALPINE</text:p>
      <text:p text:style-name="P3"/>
      <text:p text:style-name="P3"/>
      <text:p text:style-name="P8">Dockerfile<text:span text:style-name="T10"> :</text:span></text:p>
      <text:p text:style-name="P8"><text:span text:style-name="T10"/></text:p>
      <text:p text:style-name="P17"><text:span text:style-name="T10">FROM alpine</text:span></text:p>
      <text:p text:style-name="P15"/>
      <text:p text:style-name="P15">RUN apk update</text:p>
      <text:p text:style-name="P15">RUN apk add influxdb telegraf <text:span text:style-name="T6">--</text:span>no<text:span text:style-name="T6">-</text:span>cache</text:p>
      <text:p text:style-name="P15">RUN apk add openrc <text:span text:style-name="T6">--</text:span>no<text:span text:style-name="T6">-</text:span>cache</text:p>
      <text:p text:style-name="P15"/>
      <text:p text:style-name="P15">RUN mkdir <text:span text:style-name="T6">-</text:span>p <text:span text:style-name="T6">/</text:span>etc<text:span text:style-name="T6">/</text:span>telegraf</text:p>
      <text:p text:style-name="P15">COPY telegraf.conf <text:span text:style-name="T6">/</text:span>etc<text:span text:style-name="T6">/</text:span>telegraf<text:span text:style-name="T6">/</text:span>telegraf.conf</text:p>
      <text:p text:style-name="P15"/>
      <text:p text:style-name="P15">COPY setup.sh <text:span text:style-name="T6">/</text:span>root<text:span text:style-name="T6">/</text:span>setup.sh</text:p>
      <text:p text:style-name="P15">RUN chmod <text:span text:style-name="T6">+</text:span>x <text:span text:style-name="T6">/</text:span>root<text:span text:style-name="T6">/</text:span>setup.sh</text:p>
      <text:p text:style-name="P15"/>
      <text:p text:style-name="P15">CMD <text:s text:c="4"/><text:span text:style-name="T6">/</text:span>root<text:span text:style-name="T6">/</text:span>.<text:span text:style-name="T6">/</text:span>setup.sh</text:p>
      <text:p text:style-name="P15"/>
      <text:p text:style-name="P23">EXPOSE <text:span text:style-name="T6">8086</text:span></text:p>
      <text:p text:style-name="P8"><text:span text:style-name="T10"/></text:p>
      <text:p text:style-name="P11"><text:span text:style-name="T10">Explications :</text:span></text:p>
      <text:p text:style-name="P11"><text:span text:style-name="T10"/></text:p>
      <text:p text:style-name="P8"><text:span text:style-name="T10">On voit que la Dockerfile, pour InfluxDB, reste très simple. On ajoute openrc, influxdb et telegraf, on ajoute le fichier de configuration de telegraf, puis on fait tourner le script de setup. On expose également le port 8086, qui est le port par défaut utilisé par InfluxDB pour communiquer avec l'extérieur.</text:span></text:p>
      <text:p text:style-name="P8"><text:span text:style-name="T10"/></text:p>
      <text:p text:style-name="P8"><text:span text:style-name="T10"/></text:p>
      <text:p text:style-name="P8">Setup.sh<text:span text:style-name="T10"> :</text:span></text:p>
      <text:p text:style-name="P8"><text:span text:style-name="T10"/></text:p>
      <text:p text:style-name="P17"><text:span text:style-name="T10">openrc</text:span></text:p>
      <text:p text:style-name="P15">mkdir -p /run/openrc</text:p>
      <text:p text:style-name="P15">touch /run/openrc/softlevel</text:p>
      <text:p text:style-name="P15"/>
      <text:p text:style-name="P15">sed -i <text:span text:style-name="T7">'s/# auth-enabled = false/auth-enabled = true/g'</text:span> /etc/influxdb.conf</text:p>
      <text:p text:style-name="P15">service influxdb start</text:p>
      <text:p text:style-name="P15"/>
      <text:p text:style-name="P15">sleep 3</text:p>
      <text:p text:style-name="P15"/>
      <text:p text:style-name="P15">influx -execute <text:span text:style-name="T7">"CREATE USER admin WITH PASSWORD 'adm_influx_pass' WITH ALL PRIVILEGES"</text:span></text:p>
      <text:p text:style-name="P15">influx -username <text:span text:style-name="T7">'admin'</text:span> -password <text:span text:style-name="T7">'adm_influx_pass'</text:span> -execute <text:span text:style-name="T7">"CREATE DATABASE grafana"</text:span></text:p>
      <text:p text:style-name="P15">influx -username <text:span text:style-name="T7">'admin'</text:span> -password <text:span text:style-name="T7">'adm_influx_pass'</text:span> -execute <text:span text:style-name="T7">"CREATE USER graf_adm WITH PASSWORD 'graf_adm_pass'"</text:span></text:p>
      <text:p text:style-name="P15">influx -username <text:span text:style-name="T7">'admin'</text:span> -password <text:span text:style-name="T7">'adm_influx_pass'</text:span> -execute <text:span text:style-name="T7">"GRANT ALL ON grafana TO graf_adm"</text:span></text:p>
      <text:p text:style-name="P20"># Keep metrics data only for 60 minutes, then reset (for storage concerns)</text:p>
      <text:p text:style-name="P15">influx -username <text:span text:style-name="T7">'admin'</text:span> -password <text:span text:style-name="T7">'adm_influx_pass'</text:span> -execute <text:span text:style-name="T7">"CREATE RETENTION POLICY ftservices ON grafana DURATION 1h REPLICATION 1 DEFAULT"</text:span></text:p>
      <text:p text:style-name="P15"><text:soft-page-break/></text:p>
      <text:p text:style-name="P15">/usr/bin/telegraf &amp;</text:p>
      <text:p text:style-name="P15"/>
      <text:p text:style-name="P23">tail -F /dev/null</text:p>
      <text:p text:style-name="P8"><text:span text:style-name="T10"/></text:p>
      <text:p text:style-name="P11"><text:span text:style-name="T10">Explications :</text:span></text:p>
      <text:p text:style-name="P8"><text:span text:style-name="T10"/></text:p>
      <text:p text:style-name="P8"><text:span text:style-name="T10">D'abord, on démarre openrc (en se chargeant du bug qui requiert la création du fichier </text:span><text:span text:style-name="T15">/run/openrc/softlevel</text:span><text:span text:style-name="T10">).</text:span></text:p>
      <text:p text:style-name="P8"><text:span text:style-name="T10"/></text:p>
      <text:p text:style-name="P8"><text:span text:style-name="T10">On active ensuite l'authentification dans le fichier de configuration par défaut influxdb.conf. Il s'agit du seul changement de configuration qu'on opèrera. On peut maintenant démarrer le service influxdb.</text:span></text:p>
      <text:p text:style-name="P8"><text:span text:style-name="T10"/></text:p>
      <text:p text:style-name="P8"><text:span text:style-name="T10">On attend 3 secondes histoire de laisser le temps à influxdb de démarrer. Puis on effectue nos opérations d'initialisation de la base de données.</text:span></text:p>
      <text:p text:style-name="P8"><text:span text:style-name="T10"/></text:p>
      <text:p text:style-name="P8"><text:span text:style-name="T10">Dans un premier temps, la première commande vise à créer un utilisateur administrateur. C'est une étape obligatoire lorsqu'on veut utiliser l'authentification.</text:span></text:p>
      <text:p text:style-name="P8"><text:span text:style-name="T10"/></text:p>
      <text:p text:style-name="P8"><text:span text:style-name="T10">On crée ensuite :</text:span></text:p>
      <text:p text:style-name="P8"><text:span text:style-name="T10">&gt; La base de données 'grafana' dans laquelle on va stocker nos métriques telegraf.</text:span></text:p>
      <text:p text:style-name="P8"><text:span text:style-name="T10">&gt; Un utilisateur graf_adm avec tous les droits sur la base de données 'grafana'. C'est avec cet utilisateur qu'on insérera nos données dans la base de données.</text:span></text:p>
      <text:p text:style-name="P8"><text:span text:style-name="T10">&gt; Une RETENTION POLICY pour ne garder les données dans la base de données 'grafana' qu'une heure, pour éviter des problèmes de stockage pendant les phases de test.</text:span></text:p>
      <text:p text:style-name="P8"><text:span text:style-name="T10"/></text:p>
      <text:p text:style-name="P8"><text:span text:style-name="T10">Une fois que c'est fait, on démarre telegraf et une boucle infinie qui garde le container actif.</text:span></text:p>
      <text:p text:style-name="P8"><text:span text:style-name="T10"/></text:p>
      <text:p text:style-name="P8"><text:span text:style-name="T1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LEGRAF ALPINE</text:p>
      <text:p text:style-name="P3"/>
      <text:p text:style-name="P3">Comme précisé ci-dessus, Telegraf permet de récupérer des métriques (typiquement utilisation du CPU, mémoire, réseau etc...). On va donc devoir l'installer sur tous les Pods pour récupérer des métriques sur chacun d'entre eux. L'installation est plutôt simple. Prenons l'exemple du serveur FTPS. La <text:span text:style-name="T9">Dockerfile</text:span> ressemble désormais à cela :</text:p>
      <text:p text:style-name="P3"/>
      <text:p text:style-name="P16">FROM alpine</text:p>
      <text:p text:style-name="P15"/>
      <text:p text:style-name="P15">RUN apk update</text:p>
      <text:p text:style-name="P15">RUN apk add openrc openssl vsftpd <text:span text:style-name="T8">telegraf</text:span> --no-cache</text:p>
      <text:p text:style-name="P15"/>
      <text:p text:style-name="P15">RUN { echo "ftps_user_pass"; echo "ftps_user_pass"; } | adduser ftps_user</text:p>
      <text:p text:style-name="P15">RUN echo "Hello, I am a file belonging to the ftps_user." &gt; /home/ftps_user/file.txt</text:p>
      <text:p text:style-name="P15"/>
      <text:p text:style-name="P15">RUN mkdir -p /srv/ftp</text:p>
      <text:p text:style-name="P15">RUN echo "Hi, this is a file in the root directory of anonymous users." &gt; /srv/ftp/file.txt</text:p>
      <text:p text:style-name="P15"/>
      <text:p text:style-name="P15">RUN openssl req -x509 -nodes -days 365 -newkey rsa:2048 -subj "/C=FR/ST=France/L=Paris/O=42/OU=42Paris/CN=qroland" -keyout /etc/ssl/private/ftps.key -out /etc/ssl/certs/ftps.crt</text:p>
      <text:p text:style-name="P15"/>
      <text:p text:style-name="P15">COPY vsftpd.conf /etc/vsftpd/vsftpd.conf</text:p>
      <text:p text:style-name="P15"/>
      <text:p text:style-name="P19">RUN mkdir -p /etc/telegraf</text:p>
      <text:p text:style-name="P19">COPY telegraf.conf /etc/telegraf/telegraf.conf</text:p>
      <text:p text:style-name="P15"/>
      <text:p text:style-name="P15">COPY setup.sh /root/setup.sh</text:p>
      <text:p text:style-name="P15">RUN chmod +x /root/setup.sh</text:p>
      <text:p text:style-name="P15"/>
      <text:p text:style-name="P15"/>
      <text:p text:style-name="P15">CMD <text:s text:c="3"/>/root/./setup.sh</text:p>
      <text:p text:style-name="P15"/>
      <text:p text:style-name="P15">EXPOSE 21</text:p>
      <text:p text:style-name="P23">EXPOSE 40000</text:p>
      <text:p text:style-name="P3">Le script <text:span text:style-name="T9">setup.sh</text:span><text:span text:style-name="T10"> ressemble désormais à ça :</text:span></text:p>
      <text:p text:style-name="P3"><text:span text:style-name="T10"/></text:p>
      <text:p text:style-name="P21"><text:span text:style-name="T10">#!/bin/sh</text:span></text:p>
      <text:p text:style-name="P15"/>
      <text:p text:style-name="P15">openrc &amp;&gt; /dev/null</text:p>
      <text:p text:style-name="P15">mkdir -p /run/openrc</text:p>
      <text:p text:style-name="P15">touch /run/openrc/softlevel</text:p>
      <text:p text:style-name="P15"/>
      <text:p text:style-name="P15">service vsftpd start</text:p>
      <text:p text:style-name="P15"/>
      <text:p text:style-name="P19">/usr/bin/telegraf &amp;</text:p>
      <text:p text:style-name="P15"/>
      <text:p text:style-name="P23">tail -F /dev/null</text:p>
      <text:p text:style-name="P3"><text:soft-page-break/><text:span text:style-name="T10"/></text:p>
      <text:p text:style-name="P3"><text:span text:style-name="T10">On voit pour résumer que dans la Dockerfile, on a rajouté un apk add de telegraf, puis qu'on a simplement ajouté le transfert du fichier de configuration qui se trouvera dans le répertoire courant. Dans le script de setup, on démarre télégraf en arrière-plan au démarrage du container pour commencer à récupérer les métriques. </text:span>Le fichier de configuration <text:span text:style-name="T11">telegraf.conf</text:span><text:span text:style-name="T10"> est le suivant :</text:span></text:p>
      <text:p text:style-name="P3"/>
      <text:p text:style-name="P16"><text:span text:style-name="T6">[</text:span>global_tags<text:span text:style-name="T6">]</text:span></text:p>
      <text:p text:style-name="P15"><text:s text:c="2"/><text:span text:style-name="T12">app</text:span> <text:span text:style-name="T6">=</text:span> <text:span text:style-name="T7">"ftps"</text:span></text:p>
      <text:p text:style-name="P15"/>
      <text:p text:style-name="P15"><text:span text:style-name="T6">[</text:span>agent<text:span text:style-name="T6">]</text:span></text:p>
      <text:p text:style-name="P15"><text:s text:c="2"/><text:span text:style-name="T12">interval</text:span> <text:span text:style-name="T6">=</text:span> <text:span text:style-name="T7">"10s"</text:span></text:p>
      <text:p text:style-name="P15"><text:s text:c="2"/><text:span text:style-name="T12">round_interval</text:span> <text:span text:style-name="T6">=</text:span> <text:span text:style-name="T13">true</text:span></text:p>
      <text:p text:style-name="P15"><text:span text:style-name="T13"><text:s text:c="2"/></text:span><text:span text:style-name="T12">metric_batch_size</text:span> <text:span text:style-name="T6">=</text:span> 1000</text:p>
      <text:p text:style-name="P15"><text:s text:c="2"/><text:span text:style-name="T12">metric_buffer_limit</text:span> <text:span text:style-name="T6">=</text:span> 10000</text:p>
      <text:p text:style-name="P15"><text:s text:c="2"/><text:span text:style-name="T12">collection_jitter</text:span> <text:span text:style-name="T6">=</text:span> <text:span text:style-name="T7">"0s"</text:span></text:p>
      <text:p text:style-name="P15"><text:s text:c="2"/><text:span text:style-name="T12">flush_interval</text:span> <text:span text:style-name="T6">=</text:span> <text:span text:style-name="T7">"10s"</text:span></text:p>
      <text:p text:style-name="P15"><text:s text:c="2"/><text:span text:style-name="T12">flush_jitter</text:span> <text:span text:style-name="T6">=</text:span> <text:span text:style-name="T7">"0s"</text:span></text:p>
      <text:p text:style-name="P15"><text:s text:c="2"/><text:span text:style-name="T12">precision</text:span> <text:span text:style-name="T6">=</text:span> <text:span text:style-name="T7">""</text:span></text:p>
      <text:p text:style-name="P15"><text:s text:c="2"/><text:span text:style-name="T12">hostname</text:span> <text:span text:style-name="T6">=</text:span> <text:span text:style-name="T7">"ftps"</text:span></text:p>
      <text:p text:style-name="P15"><text:s text:c="2"/><text:span text:style-name="T12">omit_hostname</text:span> <text:span text:style-name="T6">=</text:span> <text:span text:style-name="T13">false</text:span></text:p>
      <text:p text:style-name="P15"/>
      <text:p text:style-name="P20">### Debug options ###</text:p>
      <text:p text:style-name="P20"># debug = true</text:p>
      <text:p text:style-name="P20"># quiet = false</text:p>
      <text:p text:style-name="P20"># logtarget = "file"</text:p>
      <text:p text:style-name="P20"># logfile = "/root/telegraf.log"</text:p>
      <text:p text:style-name="P15"/>
      <text:p text:style-name="P15"><text:span text:style-name="T6">[[</text:span>outputs.influxdb<text:span text:style-name="T6">]]</text:span></text:p>
      <text:p text:style-name="P15"><text:s text:c="2"/><text:span text:style-name="T12">urls</text:span> <text:span text:style-name="T6">=</text:span> <text:span text:style-name="T6">[</text:span><text:span text:style-name="T7">"http://influxdb-svc:8086"</text:span><text:span text:style-name="T6">]</text:span></text:p>
      <text:p text:style-name="P15"><text:s text:c="2"/><text:span text:style-name="T12">database</text:span> <text:span text:style-name="T6">=</text:span> <text:span text:style-name="T7">"grafana"</text:span></text:p>
      <text:p text:style-name="P15"><text:s text:c="2"/><text:span text:style-name="T12">skip_database_creation</text:span> <text:span text:style-name="T6">=</text:span> <text:span text:style-name="T13">true</text:span></text:p>
      <text:p text:style-name="P15"><text:span text:style-name="T13"><text:s text:c="2"/></text:span><text:span text:style-name="T12">username</text:span> <text:span text:style-name="T6">=</text:span> <text:span text:style-name="T7">"graf_adm"</text:span></text:p>
      <text:p text:style-name="P15"><text:s text:c="2"/><text:span text:style-name="T12">password</text:span> <text:span text:style-name="T6">=</text:span> <text:span text:style-name="T7">"graf_adm_pass"</text:span> <text:s/></text:p>
      <text:p text:style-name="P15"/>
      <text:p text:style-name="P15"><text:span text:style-name="T6">[[</text:span>inputs.cpu<text:span text:style-name="T6">]]</text:span></text:p>
      <text:p text:style-name="P15"><text:s text:c="2"/><text:span text:style-name="T12">percpu</text:span> <text:span text:style-name="T6">=</text:span> <text:span text:style-name="T13">true</text:span></text:p>
      <text:p text:style-name="P15"><text:span text:style-name="T13"><text:s text:c="2"/></text:span><text:span text:style-name="T12">totalcpu</text:span> <text:span text:style-name="T6">=</text:span> <text:span text:style-name="T13">true</text:span></text:p>
      <text:p text:style-name="P15"><text:span text:style-name="T13"><text:s text:c="2"/></text:span><text:span text:style-name="T12">collect_cpu_time</text:span> <text:span text:style-name="T6">=</text:span> <text:span text:style-name="T13">false</text:span></text:p>
      <text:p text:style-name="P15"><text:span text:style-name="T13"><text:s text:c="2"/></text:span><text:span text:style-name="T12">report_active</text:span> <text:span text:style-name="T6">=</text:span> <text:span text:style-name="T13">false</text:span></text:p>
      <text:p text:style-name="P15"/>
      <text:p text:style-name="P15"><text:span text:style-name="T6">[[</text:span>inputs.disk<text:span text:style-name="T6">]]</text:span></text:p>
      <text:p text:style-name="P15"><text:s text:c="2"/><text:span text:style-name="T12">ignore_fs</text:span> <text:span text:style-name="T6">=</text:span> <text:span text:style-name="T6">[</text:span><text:span text:style-name="T7">"tmpfs"</text:span>, <text:span text:style-name="T7">"devtmpfs"</text:span>, <text:span text:style-name="T7">"devfs"</text:span>, <text:span text:style-name="T7">"iso9660"</text:span>, <text:span text:style-name="T7">"overlay"</text:span>, <text:span text:style-name="T7">"aufs"</text:span>, <text:span text:style-name="T7">"squashfs"</text:span><text:span text:style-name="T6">]</text:span></text:p>
      <text:p text:style-name="P15"/>
      <text:p text:style-name="P15"><text:span text:style-name="T6">[[</text:span>inputs.diskio<text:span text:style-name="T6">]]</text:span></text:p>
      <text:p text:style-name="P15"><text:span text:style-name="T6">[[</text:span>inputs.kernel<text:span text:style-name="T6">]]</text:span></text:p>
      <text:p text:style-name="P15"><text:span text:style-name="T6">[[</text:span>inputs.mem<text:span text:style-name="T6">]]</text:span></text:p>
      <text:p text:style-name="P15"><text:span text:style-name="T6">[[</text:span>inputs.processes<text:span text:style-name="T6">]]</text:span></text:p>
      <text:p text:style-name="P15"><text:span text:style-name="T6">[[</text:span>inputs.swap<text:span text:style-name="T6">]]</text:span></text:p>
      <text:p text:style-name="P15"><text:span text:style-name="T6">[[</text:span>inputs.system<text:span text:style-name="T6">]]</text:span></text:p>
      <text:p text:style-name="P23"><text:s text:c="2"/><text:span text:style-name="T12">fielddrop</text:span> <text:span text:style-name="T6">=</text:span> <text:span text:style-name="T6">[</text:span><text:span text:style-name="T7">"uptime_format"</text:span><text:span text:style-name="T6">]</text:span></text:p>
      <text:p text:style-name="P3"><text:soft-page-break/>On a simplement pris le fichier de configuration par défaut généré lors d'une première installation de Telegraf, et on a retiré tous les commentaires.</text:p>
      <text:p text:style-name="P3"/>
      <text:p text:style-name="P3">Premièrement, on ajoute un tag global qui sera appliqué, dans InfluxDB, à toutes les métriques issues de cet hôte, le tag "ftps". On ne s'en servira finalement pas mais ça peut être utile. Dans la partie [agent], on a tout laissé par défaut, <text:span text:style-name="T9">sauf</text:span><text:span text:style-name="T10"> l'hostname, qu'on définit manuellement sur "ftps". Car c'est plus joli, et que c'est bien pour l'affichage persistant des données par Grafana (voir explications Grafana).</text:span></text:p>
      <text:p text:style-name="P3"><text:span text:style-name="T10"/></text:p>
      <text:p text:style-name="P3"><text:span text:style-name="T10">On voit ensuite des options de debug qu'on a passées en commentaires, on peut les activer pour que les logs de l'activité de Telegraf soient redirigé vers le fichier </text:span><text:span text:style-name="T15">/root/telegraf.log</text:span><text:span text:style-name="T10"> (par exemple si on a des doutes quant à la connection à la base de données).</text:span></text:p>
      <text:p text:style-name="P3"><text:span text:style-name="T10"/></text:p>
      <text:p text:style-name="P3"><text:span text:style-name="T10">On définit ensuite les options d'output, les outputs étant redirigés vers une influxdb. On précise l'URL, qui sera le nom du service (que Kubernetes permet de résoudre automatiquement en l'adresse IP de Cluster de ce service). On précise le nom de la base de données, on ne la crée pas car <text:s/>elle existera déjà, puis on précise un nom d'utilisateur et un mot de passe car on a activé l'authentification dans le Pod InfluxDB.</text:span></text:p>
      <text:p text:style-name="P3"><text:span text:style-name="T10"/></text:p>
      <text:p text:style-name="P3"><text:span text:style-name="T10">Au niveau des inputs, on laisse tout en classique (on récupère des données de CPU, de disque, mémoire, processus etc...).</text:span></text:p>
      <text:p text:style-name="P3"><text:span text:style-name="T10"/></text:p>
      <text:p text:style-name="P3"><text:span text:style-name="T10"/></text:p>
      <text:p text:style-name="P3"><text:span text:style-name="T10">Bref, on fait ça pour tous nos Pods, et les métriques seront toutes transmises à notre base de données influxdb. En l'état elle est peu lisible, et c'est là que Grafana intervi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POD GRAFANA ALPINE</text:p>
      <text:p text:style-name="P3"/>
      <text:p text:style-name="P8">Dockerfile<text:span text:style-name="T10"> :</text:span></text:p>
      <text:p text:style-name="P8"><text:span text:style-name="T10"/></text:p>
      <text:p text:style-name="P18">FROM alpine</text:p>
      <text:p text:style-name="P15"/>
      <text:p text:style-name="P15">RUN apk update</text:p>
      <text:p text:style-name="P15">RUN apk add telegraf <text:span text:style-name="T12">grafana</text:span><text:span text:style-name="T6">=</text:span>7.3.6-r0 --no-cache</text:p>
      <text:p text:style-name="P15"/>
      <text:p text:style-name="P15">COPY grafana.ini /etc/grafana.ini</text:p>
      <text:p text:style-name="P22">COPY datasource.yaml /usr/share/grafana/conf/provisioning/datasources/datasource.yaml</text:p>
      <text:p text:style-name="P15">COPY dashboard.yaml dashboards /usr/share/grafana/conf/provisioning/dashboards/</text:p>
      <text:p text:style-name="P22"/>
      <text:p text:style-name="P15"/>
      <text:p text:style-name="P15"/>
      <text:p text:style-name="P15">RUN mkdir -p /etc/telegraf</text:p>
      <text:p text:style-name="P15">COPY telegraf.conf /etc/telegraf/telegraf.conf</text:p>
      <text:p text:style-name="P15"/>
      <text:p text:style-name="P15">COPY setup.sh /root/setup.sh</text:p>
      <text:p text:style-name="P15">RUN chmod +x /root/setup.sh</text:p>
      <text:p text:style-name="P15"/>
      <text:p text:style-name="P15">CMD /root/./setup.sh</text:p>
      <text:p text:style-name="P15"/>
      <text:p text:style-name="P23">EXPOSE 3000</text:p>
      <text:p text:style-name="P8"/>
      <text:p text:style-name="P10">Explications :</text:p>
      <text:p text:style-name="P3"/>
      <text:p text:style-name="P3">Dans les installations apk, rien de très surprenant ou inhabituel. On installe juste une version spécifique de grafana pour pas se faire surprendre par une update qui casserait tout.</text:p>
      <text:p text:style-name="P3"/>
      <text:p text:style-name="P3">On copie ensuite le fichier de configuration <text:span text:style-name="T16">grafana.ini</text:span> dans le dossier <text:span text:style-name="T16">/etc/</text:span>. Je ne vais pas copy paste tout ce fichier ici car il est long ; on a en réalité uniquement modifié 2 lignes dans ce fichier :</text:p>
      <text:p text:style-name="P3"/>
      <text:p text:style-name="P13"><text:span text:style-name="T14">default_home_dashboard_path = /usr/share/grafana/conf/provisioning/dashboards/nginx.json</text:span></text:p>
      <text:p text:style-name="P3"/>
      <text:p text:style-name="P14">admin_password = ft_services_grafana</text:p>
      <text:p text:style-name="P3"/>
      <text:p text:style-name="P3"/>
      <text:p text:style-name="P3">Le premier paramètre vise à changer le Dashboard affiché par défaut lorsqu'on ouvre Grafana et qu'on s'est identifié. Sans ce paramètre, un Dashboard par défaut ne contenant pas grand chose est affiché, ici on tombera directement sur le dashboard NGINX (pourquoi vise-t-on ce fichier JSON ? Voir ensuite).</text:p>
      <text:p text:style-name="P3">Le second paramètre vise simplement à changer le mot de passe administrateur par lequel on va se login sur Grafana.</text:p>
      <text:p text:style-name="P3"/>
      <text:p text:style-name="P3"/>
      <text:p text:style-name="P3">Les deux lignes suivantes sont relatives à la mécanique de Grafana appelée "<text:span text:style-name="T1">Provisioning</text:span>" :</text:p>
      <text:p text:style-name="P3"><text:a xlink:type="simple" xlink:href="https://grafana.com/docs/grafana/latest/administration/provisioning/" text:style-name="Internet_20_link" text:visited-style-name="Visited_20_Internet_20_Link">https://grafana.com/docs/grafana/latest/administration/provisioning/</text:a></text:p>
      <text:p text:style-name="P3"/>
      <text:p text:style-name="P3">Cette mécanique permet de fournir des fichiers YAML dans [homepath]/conf/provisioning, qui <text:soft-page-break/>chargeront des objets au démarrage de Grafana. Nous, on veut configurer deux choses en amont du démarrage de Grafana :</text:p>
      <text:p text:style-name="P3">&gt; La datasource (notre base de données influxdb).</text:p>
      <text:p text:style-name="P3">&gt; Les Dashboards (1 par Pod) configurés pour afficher joliment les données récoltées par Telegraf.</text:p>
      <text:p text:style-name="P3"/>
      <text:p text:style-name="P9">Pour la datasource, on définit le fichier datasource.yaml suivant :</text:p>
      <text:p text:style-name="P9"/>
      <text:p text:style-name="P18">apiVersion: 1</text:p>
      <text:p text:style-name="P15"/>
      <text:p text:style-name="P15">datasources:</text:p>
      <text:p text:style-name="P15"><text:s text:c="8"/>- name: InfluxDB</text:p>
      <text:p text:style-name="P15"><text:s text:c="10"/><text:span text:style-name="T13">type</text:span>: influxdb</text:p>
      <text:p text:style-name="P15"><text:s text:c="10"/>access: proxy</text:p>
      <text:p text:style-name="P15"><text:s text:c="10"/>orgID: 1</text:p>
      <text:p text:style-name="P15"><text:s text:c="10"/>url: http://influxdb-svc:8086</text:p>
      <text:p text:style-name="P15"><text:s text:c="10"/>database: grafana</text:p>
      <text:p text:style-name="P15"><text:s text:c="10"/>user: graf_adm</text:p>
      <text:p text:style-name="P15"><text:s text:c="10"/>password: graf_adm_pass</text:p>
      <text:p text:style-name="P15"><text:s text:c="10"/>isDefault: <text:span text:style-name="T13">true</text:span></text:p>
      <text:p text:style-name="P15"><text:span text:style-name="T13"><text:s text:c="10"/></text:span>version: 1</text:p>
      <text:p text:style-name="P23"><text:s text:c="10"/>editable: <text:span text:style-name="T13">true</text:span></text:p>
      <text:p text:style-name="P9">C'est plutôt clair je pense, on fournit l'URL de notre base de données, le nom de la base de données, l'utilisateur et le mot de passe puisqu'on a activé l'authentification, et on définit cette datasource comme datasource par défaut.</text:p>
      <text:p text:style-name="P9"/>
      <text:p text:style-name="P9">Pour les Dashboards, on définit le fichier dashboard.yaml suivant :</text:p>
      <text:p text:style-name="P9"/>
      <text:p text:style-name="P18">apiVersion: 1</text:p>
      <text:p text:style-name="P15"/>
      <text:p text:style-name="P15">providers:</text:p>
      <text:p text:style-name="P15"><text:s text:c="8"/>- name: <text:span text:style-name="T7">'InfluxDB'</text:span></text:p>
      <text:p text:style-name="P15"><text:s text:c="10"/>orgID: 1</text:p>
      <text:p text:style-name="P15"><text:s text:c="10"/>folder: <text:span text:style-name="T7">''</text:span></text:p>
      <text:p text:style-name="P15"><text:s text:c="10"/><text:span text:style-name="T13">type</text:span>: file</text:p>
      <text:p text:style-name="P15"><text:s text:c="10"/>disableDeletion: <text:span text:style-name="T13">true</text:span></text:p>
      <text:p text:style-name="P15"><text:span text:style-name="T13"><text:s text:c="10"/></text:span>options:</text:p>
      <text:p text:style-name="P23"><text:s text:c="18"/>path: /usr/share/grafana/conf/provisioning/dashboards</text:p>
      <text:p text:style-name="P9">Encore une fois, le fichier de configuration est assez simple. Il dit à Grafana, au démarrage et en cours d'exécution, de charger tous les fichiers JSON dans le dossier path: <text:span text:style-name="T16">/usr/share/grafana/conf/provisioning/dashboards</text:span> et de les utiliser comme dashboards. C'est d'ailleurs pour cela que dans la même ligne de la Dockerfile, on copie tout le contenu de notre dossier local "dashboards" dans le dossier <text:span text:style-name="T16">/usr/share/grafana/conf/provisioning/dashboards</text:span>.</text:p>
      <text:p text:style-name="P3"/>
      <text:p text:style-name="P3"><draw:frame draw:style-name="fr1" draw:name="images1" text:anchor-type="paragraph" svg:width="16.999cm" svg:height="1.092cm" draw:z-index="0"><draw:image xlink:href="Pictures/2000000700005A21000005CB8701F709.svm" xlink:type="simple" xlink:show="embed" xlink:actuate="onLoad"/></draw:frame></text:p>
      <text:p text:style-name="P3">De cette manière, tous nos Dashboards déjà préparés seront chargés par Grafana au démarrage. Mais d'où viennent ces fichiers JSON ? Ce qu'on a fait, c'est qu'on a lancé une première installation vierge de Grafana, et qu'on a élaboré nos Dashboards, avant de les exporter au format JSON.</text:p>
      <text:p text:style-name="P3"><text:soft-page-break/></text:p>
      <text:p text:style-name="P3">Élaboration des Dashboards :</text:p>
      <text:p text:style-name="P3">On ne s'est pas ennuyé à les faire à la main, query par query, ça aurait pris un temps fou. On a simplement importé le modèle suivant, spécifiquement créé pour afficher des données Telegraf stockées dans une InfluxDB :</text:p>
      <text:p text:style-name="P3"><text:a xlink:type="simple" xlink:href="https://grafana.com/grafana/dashboards/928" text:style-name="Internet_20_link" text:visited-style-name="Visited_20_Internet_20_Link">https://grafana.com/grafana/dashboards/928</text:a></text:p>
      <text:p text:style-name="P3"/>
      <text:p text:style-name="P3">Comme on le voit, il s'agit du modèle 928, on a donc été dans Grafana, "Create", puis "Import" :</text:p>
      <text:p text:style-name="P3"/>
      <text:p text:style-name="P3"><draw:frame draw:style-name="fr2" draw:name="images2" text:anchor-type="paragraph" svg:width="11.816cm" svg:height="9.645cm" draw:z-index="1"><draw:image xlink:href="Pictures/20000007000044A100003805941A15AB.svm" xlink:type="simple" xlink:show="embed" xlink:actuate="onLoad"/></draw:frame></text:p>
      <text:p text:style-name="P3">On marque l'ID du dashboard, on le charge. Le problème est que ce Dashboard regroupe tous les hôtes et permet de changer d'hôte sur le même Dashboard grâce à la variable $server. On a légèrement modifié la variable $server pour qu'elle ne sélectionne qu'un hôte, correspondant au Pod qu'on veut avoir sur ce dashboard. Par exemple pour NGINX :</text:p>
      <text:p text:style-name="P3"/>
      <text:p text:style-name="P3"><draw:frame draw:style-name="fr1" draw:name="images3" text:anchor-type="paragraph" svg:width="16.999cm" svg:height="4.995cm" draw:z-index="2"><draw:image xlink:href="Pictures/2000000700006B4900001F876990EB46.svm" xlink:type="simple" xlink:show="embed" xlink:actuate="onLoad"/></draw:frame></text:p>
      <text:p text:style-name="P3">REMARQUE : les noms d'hôtes définis par défaut par Kubernetes pour chaque Pod sont aléatoires, sous le format suivant pour le Pod nommé nginx : "nginx-xxxxx-xxxxx". Le problème était que, pour les données persistantes, lorsqu'un Pod s'arrêtait et qu'un autre prenait sa place, le nom changeait. Dans la base de données influxdb, on avait désormais des données pour le Pod NGINX réparties entre l'ancien hôte (avant le crash), et le nouvel hôte. Grafana n'affichant qu'un hôte à la fois, on avait alors sur le dashboard que les données avant le crash ou après le crash. C'est pour cela <text:soft-page-break/>qu'on a dit à Telegraf, dans le fichier telegraf.conf, de remplacer le hostname par simplement "nginx" (et pas "nginx-xxxx-xxxx"). De cette manière, les données récoltées sur l'ancien hôte et le nouvel hôte auront pour InfluxDB le même nom d'hôte, et Grafana affichera les données correctement.</text:p>
      <text:p text:style-name="P3"/>
      <text:p text:style-name="P3"/>
      <text:p text:style-name="P3">Bref, une fois qu'on a configuré tous nos Dashboards de cette manière, on clique sur Share, puis on va dans l'onglet "Export" :</text:p>
      <text:p text:style-name="P3"/>
      <text:p text:style-name="P3"><draw:frame draw:style-name="fr2" draw:name="images4" text:anchor-type="paragraph" svg:width="9.103cm" svg:height="1.058cm" draw:z-index="3"><draw:image xlink:href="Pictures/200000070000238F00000423EB18869F.svm" xlink:type="simple" xlink:show="embed" xlink:actuate="onLoad"/></draw:frame></text:p>
      <text:p text:style-name="P3"/>
      <text:p text:style-name="P3"><draw:frame draw:style-name="fr1" draw:name="images5" text:anchor-type="paragraph" svg:width="16.999cm" svg:height="5.68cm" draw:z-index="4"><draw:image xlink:href="Pictures/2000000700004D00000019BDAA0736B2.svm" xlink:type="simple" xlink:show="embed" xlink:actuate="onLoad"/></draw:frame></text:p>
      <text:p text:style-name="P3"/>
      <text:p text:style-name="P3">Et on récupère bien le JSON de notre Dashboard.</text:p>
      <text:p text:style-name="P3"/>
      <text:p text:style-name="P3">Bref, on a bien notre Datasource et nos Dashboards chargés au démarrage de Grafana.</text:p>
      <text:p text:style-name="P3"/>
      <text:p text:style-name="P3"/>
      <text:p text:style-name="P8">Setup.sh<text:span text:style-name="T10"> :</text:span></text:p>
      <text:p text:style-name="P8"><text:span text:style-name="T10"/></text:p>
      <text:p text:style-name="P18">/usr/bin/telegraf &amp;</text:p>
      <text:p text:style-name="P15"/>
      <text:p text:style-name="P15">/usr/sbin/grafana-server --homepath<text:span text:style-name="T6">=</text:span>/usr/share/grafana --config<text:span text:style-name="T6">=</text:span>/etc/grafana.ini</text:p>
      <text:p text:style-name="P15"/>
      <text:p text:style-name="P23">tail -F /dev/null</text:p>
      <text:p text:style-name="P12"/>
      <text:p text:style-name="P12">Explications :</text:p>
      <text:p text:style-name="P3"/>
      <text:p text:style-name="P3">Le fichier de setup est classique. On démarre telegraf (avant Grafana sinon ça ne fonctionne pas), puis on démarre le serveur Grafana, en indiquant le homepath et le chemin d'accès vers le fichier de configuration. Enfin, on garde le container actif par une boucle infini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a xlink:type="simple" xlink:href="https://docs.influxdata.com/telegraf/v1.17/administration/configuration/" text:style-name="Internet_20_link" text:visited-style-name="Visited_20_Internet_20_Link"><text:span text:style-name="T3">https://docs.influxdata.com/telegraf/v1.17/administration/configuration/</text:span></text:a></text:p>
      <text:p text:style-name="P3"/>
      <text:p text:style-name="P3"/>
      <text:p text:style-name="P3"/>
      <text:p text:style-name="P3"/>
      <text:p text:style-name="P3"/>
      <text:p text:style-name="P3">Grafana provisioning :</text:p>
      <text:p text:style-name="P3"><text:a xlink:type="simple" xlink:href="https://grafana.com/docs/grafana/latest/administration/provisioning/#datasources" text:style-name="Internet_20_link" text:visited-style-name="Visited_20_Internet_20_Link">https://grafana.com/docs/grafana/latest/administration/provisioning/#datasources</text:a></text:p>
      <text:p text:style-name="P4"><text:span text:style-name="T5">"</text:span>t’s possible to manage data sources in Grafana by adding one or more YAML config files in the <text:span text:style-name="Source_20_Text">provisioning/datasources</text:span> directory. Each config file can contain a list of <text:span text:style-name="Source_20_Text">datasources</text:span> that will get added or updated during start up".</text:p>
      <text:p text:style-name="P3"/>
      <text:p text:style-name="P3">/etc/grafana.ini : configuration file.</text:p>
      <text:p text:style-name="P3"/>
      <text:p text:style-name="P3"/>
      <text:p text:style-name="P3">928</text:p>
      <text:p text:style-name="P3"/>
      <text:p text:style-name="P3">SHOW TAG VALUES FROM system WITH KEY=host WHERE host =~ /influxdb/</text:p>
      <text:p text:style-name="P3"/>
      <text:p text:style-name="P3">Hide Server value</text:p>
      <text:p text:style-name="P3"/>
      <text:p text:style-name="P3"/>
      <text:p text:style-name="P3"/>
      <text:p text:style-name="P3">Plan :</text:p>
      <text:list xml:id="list1199499526623950746" text:style-name="L1">
        <text:list-item>
          <text:p text:style-name="P6">Add telegraf on all containers.</text:p>
        </text:list-item>
        <text:list-item>
          <text:p text:style-name="P6">Launch cluster. Go to Grafana.</text:p>
        </text:list-item>
        <text:list-item>
          <text:p text:style-name="P6"><text:soft-page-break/>Create a Dashboard for all containers. Check there is data each time.</text:p>
        </text:list-item>
        <text:list-item>
          <text:p text:style-name="P6">Export all dashboard to JSON format. Store them.</text:p>
        </text:list-item>
        <text:list-item>
          <text:p text:style-name="P6">Create dashboards.yaml config file with the paths of the saved dashboards.</text:p>
        </text:list-item>
      </text:list>
      <text:p text:style-name="P3"/>
      <text:p text:style-name="P3"/>
      <text:p text:style-name="P3">DONE : ftps – nginx – influxdb – grafana – mysql – phpmyadmin – wordpress.</text:p>
      <text:p text:style-name="P3"/>
      <text:p text:style-name="P3"/>
      <text:p text:style-name="P3"/>
      <text:p text:style-name="P3"/>
      <text:p text:style-name="P3"/>
      <text:p text:style-name="P3">(After that, still have to put in place persistence for InfluxDB though).</text:p>
      <text:p text:style-name="P3"/>
      <text:p text:style-name="P3"/>
      <text:p text:style-name="P3"/>
      <text:p text:style-name="P3"/>
      <text:p text:style-name="P3"/>
      <text:p text:style-name="P3"/>
      <text:p text:style-name="P3"/>
      <text:p text:style-name="P3"/>
      <text:p text:style-name="P3">Data directory : /var/lib/influxdb</text:p>
      <text:p text:style-name="P3"/>
      <text:p text:style-name="P3"/>
      <text:p text:style-name="P3"/>
      <text:p text:style-name="P3"/>
      <text:p text:style-name="P3"/>
      <text:p text:style-name="P3">Entre 16h50 et 16h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19M58S</meta:editing-duration>
    <meta:editing-cycles>17</meta:editing-cycles>
    <meta:generator>OpenOffice/4.1.5$Win32 OpenOffice.org_project/415m1$Build-9789</meta:generator>
    <dc:date>2021-03-03T13:11:00.11</dc:date>
    <meta:document-statistic meta:table-count="0" meta:image-count="5" meta:object-count="0" meta:page-count="12" meta:paragraph-count="201" meta:word-count="2103" meta:character-count="14329"/>
    <meta:user-defined meta:name="Info 1"/>
    <meta:user-defined meta:name="Info 2"/>
    <meta:user-defined meta:name="Info 3"/>
    <meta:user-defined meta:name="Info 4"/>
  </office:meta>
</office:document-meta>
</file>